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T1" style:family="text">
      <style:text-properties officeooo:rsid="000d3b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’s</text:span><office:annotation loext:resolved="false"><dc:date>2008-03-19T00:00:00</dc:date><text:p>do text else tutu</text:p></office:annotation>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office:annotation loext:resolved="false"><dc:date>2008-03-19T00:00:00</dc:date><text:p>c1: do table if True</text:p></office:annotation>Hello<office:annotation loext:resolved="false"><dc:date>2008-03-19T00:00:00</dc:date><text:p>c1: do text if True</text:p></office:annotation></text:p>
            <text:p text:style-name="P2">Not hello.<office:annotation loext:resolved="false"><dc:date>2008-03-19T00:00:00</dc:date><text:p>do text else c1</text:p></office:annotation></text:p>
          </table:table-cell>
        </table:table-row>
      </table:table>
      <text:p text:style-name="P1"/>
      <text:p text:style-name="P1"><office:annotation loext:resolved="false"><dc:date>2008-03-19T00:00:00</dc:date><text:p>do text from '&lt;text:p&gt;Hello&lt;/text:p&gt;'</text:p></office:annotation>Some syntax errors.</text:p>
      <text:p text:style-name="P1">Some mo<office:annotation loext:resolved="false"><dc:date>2008-03-19T00:00:00</dc:date><text:p>do text</text:p></office:annotation>re syntax err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meta:creation-date>2007-04-20T21:43:58</meta:creation-date>
    <dc:date>2025-04-10T22:09:43.720334377</dc:date>
    <dc:language>fr-FR</dc:language>
    <meta:editing-cycles>23</meta:editing-cycles>
    <meta:editing-duration>PT3H45M4S</meta:editing-duration>
    <meta:document-statistic meta:table-count="1" meta:image-count="0" meta:object-count="0" meta:page-count="1" meta:paragraph-count="6" meta:word-count="38" meta:character-count="193" meta:non-whitespace-character-count="161"/>
    <meta:user-defined meta:name="Info 1"/>
    <meta:user-defined meta:name="Info 2"/>
    <meta:user-defined meta:name="Info 3"/>
    <meta:user-defined meta:name="Info 4"/>
  </office:meta>
</office:document-meta>
</file>